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ans-serif"/>
    <style:font-face style:name="FreeSans" svg:font-family="FreeSans" style:font-family-generic="roman"/>
    <style:font-face style:name="Lohit Hindi" svg:font-family="'Lohit Hindi'" style:font-family-generic="roman"/>
    <style:font-face style:name="FreeSans2"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Text_20_body">
      <style:paragraph-properties fo:line-height="200%"/>
      <style:text-properties officeooo:rsid="0010f3a0" officeooo:paragraph-rsid="0007a4cf"/>
    </style:style>
    <style:style style:name="P2" style:family="paragraph" style:parent-style-name="Text_20_body">
      <style:paragraph-properties fo:line-height="200%"/>
      <style:text-properties officeooo:paragraph-rsid="0007a4cf"/>
    </style:style>
    <style:style style:name="P3" style:family="paragraph" style:parent-style-name="Text_20_body">
      <style:paragraph-properties fo:line-height="200%"/>
      <style:text-properties officeooo:paragraph-rsid="00108487"/>
    </style:style>
    <style:style style:name="P4" style:family="paragraph" style:parent-style-name="Text_20_body">
      <style:paragraph-properties fo:line-height="200%"/>
      <style:text-properties officeooo:paragraph-rsid="0011bb49"/>
    </style:style>
    <style:style style:name="P5" style:family="paragraph" style:parent-style-name="Text_20_body">
      <style:paragraph-properties fo:line-height="200%"/>
      <style:text-properties officeooo:paragraph-rsid="0012b341"/>
    </style:style>
    <style:style style:name="P6" style:family="paragraph" style:parent-style-name="Text_20_body">
      <style:paragraph-properties fo:line-height="200%"/>
      <style:text-properties officeooo:paragraph-rsid="00173c20"/>
    </style:style>
    <style:style style:name="P7" style:family="paragraph" style:parent-style-name="Text_20_body">
      <style:paragraph-properties fo:line-height="200%"/>
      <style:text-properties officeooo:paragraph-rsid="00177cab"/>
    </style:style>
    <style:style style:name="P8" style:family="paragraph" style:parent-style-name="Text_20_body">
      <style:paragraph-properties fo:line-height="200%"/>
      <style:text-properties officeooo:paragraph-rsid="0019c5ca"/>
    </style:style>
    <style:style style:name="P9" style:family="paragraph" style:parent-style-name="Text_20_body">
      <style:paragraph-properties fo:line-height="200%"/>
      <style:text-properties officeooo:paragraph-rsid="0019f6f9"/>
    </style:style>
    <style:style style:name="P10" style:family="paragraph" style:parent-style-name="Text_20_body">
      <style:paragraph-properties fo:line-height="200%"/>
      <style:text-properties officeooo:paragraph-rsid="001da1e1"/>
    </style:style>
    <style:style style:name="P11" style:family="paragraph" style:parent-style-name="Text_20_body">
      <style:paragraph-properties fo:line-height="200%"/>
      <style:text-properties officeooo:paragraph-rsid="0026838a"/>
    </style:style>
    <style:style style:name="P12" style:family="paragraph" style:parent-style-name="Text_20_body">
      <style:paragraph-properties fo:line-height="200%"/>
      <style:text-properties officeooo:rsid="000f7091" officeooo:paragraph-rsid="0007a4cf"/>
    </style:style>
    <style:style style:name="P13" style:family="paragraph" style:parent-style-name="Text_20_body">
      <style:paragraph-properties fo:line-height="200%"/>
      <style:text-properties officeooo:rsid="00102306" officeooo:paragraph-rsid="0007a4cf"/>
    </style:style>
    <style:style style:name="P14" style:family="paragraph" style:parent-style-name="Text_20_body">
      <style:paragraph-properties fo:line-height="200%"/>
      <style:text-properties officeooo:rsid="00102306" officeooo:paragraph-rsid="000987e1"/>
    </style:style>
    <style:style style:name="P15" style:family="paragraph" style:parent-style-name="Text_20_body">
      <style:paragraph-properties fo:line-height="200%"/>
      <style:text-properties officeooo:rsid="00102306" officeooo:paragraph-rsid="001cb5f0"/>
    </style:style>
    <style:style style:name="P16" style:family="paragraph" style:parent-style-name="Text_20_body">
      <style:paragraph-properties fo:line-height="200%"/>
      <style:text-properties officeooo:rsid="00102306" officeooo:paragraph-rsid="001da1e1"/>
    </style:style>
    <style:style style:name="P17" style:family="paragraph" style:parent-style-name="Text_20_body">
      <style:paragraph-properties fo:line-height="200%"/>
      <style:text-properties officeooo:rsid="00102306" officeooo:paragraph-rsid="0026838a"/>
    </style:style>
    <style:style style:name="P18" style:family="paragraph" style:parent-style-name="Text_20_body">
      <style:paragraph-properties fo:line-height="200%"/>
      <style:text-properties officeooo:rsid="00102306" officeooo:paragraph-rsid="002a2f06"/>
    </style:style>
    <style:style style:name="P19" style:family="paragraph" style:parent-style-name="Text_20_body">
      <style:paragraph-properties fo:line-height="200%"/>
      <style:text-properties style:font-name="Georgia" officeooo:rsid="00102306" officeooo:paragraph-rsid="0007a4cf" fo:background-color="#f8f8f8"/>
    </style:style>
    <style:style style:name="P20" style:family="paragraph" style:parent-style-name="Text_20_body">
      <style:paragraph-properties fo:line-height="200%"/>
      <style:text-properties officeooo:rsid="001f18f5" officeooo:paragraph-rsid="0007a4cf"/>
    </style:style>
    <style:style style:name="P21" style:family="paragraph" style:parent-style-name="Text_20_body">
      <style:paragraph-properties fo:line-height="200%"/>
      <style:text-properties fo:color="#ff3333" officeooo:rsid="00108487" officeooo:paragraph-rsid="00108487"/>
    </style:style>
    <style:style style:name="P22" style:family="paragraph" style:parent-style-name="Standard">
      <style:paragraph-properties fo:line-height="200%"/>
      <style:text-properties officeooo:rsid="0004eb2c" officeooo:paragraph-rsid="0007a4cf"/>
    </style:style>
    <style:style style:name="P23" style:family="paragraph" style:parent-style-name="Standard">
      <style:paragraph-properties fo:line-height="200%"/>
      <style:text-properties officeooo:rsid="0006bb4d" officeooo:paragraph-rsid="0007a4cf"/>
    </style:style>
    <style:style style:name="P24" style:family="paragraph" style:parent-style-name="Standard">
      <style:paragraph-properties fo:line-height="200%"/>
      <style:text-properties officeooo:rsid="00238974" officeooo:paragraph-rsid="00238974"/>
    </style:style>
    <style:style style:name="P25" style:family="paragraph" style:parent-style-name="Text_20_body">
      <style:paragraph-properties fo:line-height="200%" fo:background-color="#ffffff">
        <style:background-image/>
      </style:paragraph-properties>
      <style:text-properties officeooo:rsid="00173c20" officeooo:paragraph-rsid="00173c20"/>
    </style:style>
    <style:style style:name="P26" style:family="paragraph" style:parent-style-name="Text_20_body">
      <style:paragraph-properties fo:line-height="200%" fo:background-color="#ffffff">
        <style:background-image/>
      </style:paragraph-properties>
      <style:text-properties fo:font-weight="bold" officeooo:rsid="00173c20" officeooo:paragraph-rsid="00173c20" style:font-weight-asian="bold" style:font-weight-complex="bold"/>
    </style:style>
    <style:style style:name="P27" style:family="paragraph" style:parent-style-name="Text_20_body">
      <style:paragraph-properties fo:line-height="200%" fo:background-color="#ffffff">
        <style:background-image/>
      </style:paragraph-properties>
      <style:text-properties officeooo:paragraph-rsid="0026838a"/>
    </style:style>
    <style:style style:name="P28" style:family="paragraph" style:parent-style-name="Text_20_body" style:list-style-name="L1">
      <style:paragraph-properties fo:line-height="200%"/>
      <style:text-properties officeooo:paragraph-rsid="0007a4cf"/>
    </style:style>
    <style:style style:name="P29" style:family="paragraph" style:parent-style-name="Text_20_body">
      <style:paragraph-properties fo:line-height="200%"/>
      <style:text-properties officeooo:rsid="0019f6f9" officeooo:paragraph-rsid="0026838a"/>
    </style:style>
    <style:style style:name="P30" style:family="paragraph" style:parent-style-name="Text_20_body">
      <style:paragraph-properties fo:line-height="200%"/>
      <style:text-properties officeooo:rsid="002e35cd" officeooo:paragraph-rsid="002a2f06"/>
    </style:style>
    <style:style style:name="P31" style:family="paragraph" style:parent-style-name="Text_20_body" style:list-style-name="L1">
      <style:paragraph-properties fo:margin-top="0in" fo:margin-bottom="0in" style:contextual-spacing="false" fo:line-height="200%"/>
      <style:text-properties officeooo:paragraph-rsid="0007a4cf"/>
    </style:style>
    <style:style style:name="P32" style:family="paragraph" style:parent-style-name="Text_20_body">
      <style:paragraph-properties fo:line-height="200%" fo:background-color="#ffffff">
        <style:background-image/>
      </style:paragraph-properties>
      <style:text-properties fo:font-weight="bold" officeooo:rsid="00173c20" officeooo:paragraph-rsid="00173c20" style:font-weight-asian="bold" style:font-weight-complex="bold"/>
    </style:style>
    <style:style style:name="P33" style:family="paragraph">
      <style:paragraph-properties fo:margin-top="0in" fo:margin-bottom="0.1965in"/>
      <style:text-properties fo:font-variant="normal" fo:text-transform="none" style:use-window-font-color="true" style:text-outline="false" style:text-line-through-style="none" style:text-line-through-type="none" style:font-name="Liberation Sans1" fo:font-size="32pt" fo:font-style="normal" fo:text-shadow="none" style:text-underline-style="none" fo:font-weight="normal" style:letter-kerning="true" style:font-name-asian="Droid Sans Fallback" style:font-size-asian="32pt" style:font-style-asian="normal" style:font-weight-asian="normal" style:font-name-complex="FreeSans1" style:font-size-complex="32pt" style:font-style-complex="normal" style:font-weight-complex="normal" style:text-emphasize="none" style:font-relief="none" style:text-overline-style="none" style:text-overline-color="font-color"/>
    </style:style>
    <style:style style:name="T1" style:family="text">
      <style:text-properties fo:color="#ff3333"/>
    </style:style>
    <style:style style:name="T2" style:family="text">
      <style:text-properties fo:color="#ff3333" officeooo:rsid="002c57aa"/>
    </style:style>
    <style:style style:name="T3" style:family="text">
      <style:text-properties fo:color="#ff3333" officeooo:rsid="002e35cd"/>
    </style:style>
    <style:style style:name="T4" style:family="text">
      <style:text-properties fo:color="#ff3333" officeooo:rsid="00081a05"/>
    </style:style>
    <style:style style:name="T5" style:family="text">
      <style:text-properties fo:color="#ff3333" officeooo:rsid="00108487"/>
    </style:style>
    <style:style style:name="T6" style:family="text">
      <style:text-properties fo:color="#ff3333" officeooo:rsid="0011bb49"/>
    </style:style>
    <style:style style:name="T7" style:family="text">
      <style:text-properties fo:color="#ff3333" officeooo:rsid="00124f80"/>
    </style:style>
    <style:style style:name="T8" style:family="text">
      <style:text-properties fo:color="#ff3333" officeooo:rsid="00155ab7"/>
    </style:style>
    <style:style style:name="T9" style:family="text">
      <style:text-properties fo:color="#ff3333" officeooo:rsid="0012b341"/>
    </style:style>
    <style:style style:name="T10" style:family="text">
      <style:text-properties fo:color="#ff3333" officeooo:rsid="00173c20"/>
    </style:style>
    <style:style style:name="T11" style:family="text">
      <style:text-properties fo:color="#ff3333" officeooo:rsid="00177cab"/>
    </style:style>
    <style:style style:name="T12" style:family="text">
      <style:text-properties fo:color="#ff3333" officeooo:rsid="001be30d"/>
    </style:style>
    <style:style style:name="T13" style:family="text">
      <style:text-properties fo:color="#ff3333" officeooo:rsid="001cb5f0"/>
    </style:style>
    <style:style style:name="T14" style:family="text">
      <style:text-properties fo:color="#ff3333" officeooo:rsid="001f0625"/>
    </style:style>
    <style:style style:name="T15" style:family="text">
      <style:text-properties fo:color="#ff3333" officeooo:rsid="002c9eab"/>
    </style:style>
    <style:style style:name="T16" style:family="text">
      <style:text-properties fo:color="#ff3333" fo:font-weight="normal" officeooo:rsid="002c57aa" style:font-weight-asian="normal" style:font-weight-complex="normal"/>
    </style:style>
    <style:style style:name="T17" style:family="text">
      <style:text-properties fo:color="#ff3333" fo:font-weight="normal" officeooo:rsid="002c9eab" style:font-weight-asian="normal" style:font-weight-complex="normal"/>
    </style:style>
    <style:style style:name="T18" style:family="text">
      <style:text-properties fo:color="#ff3333" fo:font-weight="normal" officeooo:rsid="00155ab7" style:font-weight-asian="normal" style:font-weight-complex="normal"/>
    </style:style>
    <style:style style:name="T19" style:family="text">
      <style:text-properties officeooo:rsid="000f7091"/>
    </style:style>
    <style:style style:name="T20" style:family="text">
      <style:text-properties officeooo:rsid="002c57aa"/>
    </style:style>
    <style:style style:name="T21" style:family="text">
      <style:text-properties officeooo:rsid="001f873b"/>
    </style:style>
    <style:style style:name="T22" style:family="text">
      <style:text-properties officeooo:rsid="000bcb91"/>
    </style:style>
    <style:style style:name="T23" style:family="text">
      <style:text-properties fo:font-weight="bold"/>
    </style:style>
    <style:style style:name="T24" style:family="text">
      <style:text-properties fo:font-weight="bold" officeooo:rsid="0025c491"/>
    </style:style>
    <style:style style:name="T25" style:family="text">
      <style:text-properties fo:font-weight="bold" officeooo:rsid="0012b341"/>
    </style:style>
    <style:style style:name="T26" style:family="text">
      <style:text-properties fo:font-weight="bold" style:font-weight-asian="bold" style:font-weight-complex="bold"/>
    </style:style>
    <style:style style:name="T27" style:family="text">
      <style:text-properties fo:font-weight="bold" officeooo:rsid="002e46d6" style:font-weight-asian="bold" style:font-weight-complex="bold"/>
    </style:style>
    <style:style style:name="T28" style:family="text">
      <style:text-properties fo:font-weight="bold" officeooo:rsid="001da1e1"/>
    </style:style>
    <style:style style:name="T29" style:family="text">
      <style:text-properties fo:font-style="italic"/>
    </style:style>
    <style:style style:name="T30" style:family="text">
      <style:text-properties fo:font-style="italic" officeooo:rsid="0025c491"/>
    </style:style>
    <style:style style:name="T31" style:family="text">
      <style:text-properties officeooo:rsid="0025c491"/>
    </style:style>
    <style:style style:name="T32" style:family="text">
      <style:text-properties officeooo:rsid="000f4ac2"/>
    </style:style>
    <style:style style:name="T33" style:family="text">
      <style:text-properties officeooo:rsid="0035186c"/>
    </style:style>
    <style:style style:name="T34" style:family="text">
      <style:text-properties officeooo:rsid="002e35cd"/>
    </style:style>
    <style:style style:name="T35" style:family="text">
      <style:text-properties officeooo:rsid="0036138b"/>
    </style:style>
    <style:style style:name="T36" style:family="text">
      <style:text-properties fo:color="#000000" officeooo:rsid="00395ddb"/>
    </style:style>
    <style:style style:name="T37" style:family="text">
      <style:text-properties fo:color="#000000" officeooo:rsid="000987e1"/>
    </style:style>
    <style:style style:name="T38" style:family="text">
      <style:text-properties fo:color="#000000" officeooo:rsid="00155ab7"/>
    </style:style>
    <style:style style:name="T39" style:family="text">
      <style:text-properties fo:color="#000000" officeooo:rsid="001673c4"/>
    </style:style>
    <style:style style:name="T40" style:family="text">
      <style:text-properties fo:color="#000000" officeooo:rsid="0019f6f9"/>
    </style:style>
    <style:style style:name="T41" style:family="text">
      <style:text-properties fo:color="#000000" officeooo:rsid="001be30d"/>
    </style:style>
    <style:style style:name="T42" style:family="text">
      <style:text-properties fo:color="#000000" officeooo:rsid="001da1e1"/>
    </style:style>
    <style:style style:name="T43" style:family="text">
      <style:text-properties fo:color="#000000" officeooo:rsid="00238974"/>
    </style:style>
    <style:style style:name="T44" style:family="text">
      <style:text-properties fo:color="#000000" fo:font-weight="bold" officeooo:rsid="00155ab7" style:font-weight-asian="bold" style:font-weight-complex="bold"/>
    </style:style>
    <style:style style:name="T45" style:family="text">
      <style:text-properties fo:color="#000000" fo:font-weight="bold" officeooo:rsid="002e46d6" style:font-weight-asian="bold" style:font-weight-complex="bold"/>
    </style:style>
    <style:style style:name="T46" style:family="text">
      <style:text-properties officeooo:rsid="0010f3a0"/>
    </style:style>
    <style:style style:name="T47" style:family="text">
      <style:text-properties officeooo:rsid="0017dd6f"/>
    </style:style>
    <style:style style:name="T48" style:family="text">
      <style:text-properties officeooo:rsid="00081a05"/>
    </style:style>
    <style:style style:name="T49" style:family="text">
      <style:text-properties officeooo:rsid="000834c5"/>
    </style:style>
    <style:style style:name="T50" style:family="text">
      <style:text-properties officeooo:rsid="000c80dd"/>
    </style:style>
    <style:style style:name="T51" style:family="text">
      <style:text-properties officeooo:rsid="000dc9dc"/>
    </style:style>
    <style:style style:name="T52" style:family="text">
      <style:text-properties officeooo:rsid="0011bb49"/>
    </style:style>
    <style:style style:name="T53" style:family="text">
      <style:text-properties officeooo:rsid="00124f80"/>
    </style:style>
    <style:style style:name="T54" style:family="text">
      <style:text-properties fo:font-weight="normal" style:font-weight-asian="normal" style:font-weight-complex="normal"/>
    </style:style>
    <style:style style:name="T55" style:family="text">
      <style:text-properties fo:font-weight="normal" officeooo:rsid="00124f80" style:font-weight-asian="normal" style:font-weight-complex="normal"/>
    </style:style>
    <style:style style:name="T56" style:family="text">
      <style:text-properties fo:font-weight="normal" officeooo:rsid="0012b341" style:font-weight-asian="normal" style:font-weight-complex="normal"/>
    </style:style>
    <style:style style:name="T57" style:family="text">
      <style:text-properties officeooo:rsid="0012b341"/>
    </style:style>
    <style:style style:name="T58" style:family="text">
      <style:text-properties officeooo:rsid="00155ab7"/>
    </style:style>
    <style:style style:name="T59" style:family="text">
      <style:text-properties officeooo:rsid="001673c4"/>
    </style:style>
    <style:style style:name="T60" style:family="text">
      <style:text-properties officeooo:rsid="00173c20"/>
    </style:style>
    <style:style style:name="T61" style:family="text">
      <style:text-properties officeooo:rsid="0019c5ca"/>
    </style:style>
    <style:style style:name="T62" style:family="text">
      <style:text-properties officeooo:rsid="0019f6f9"/>
    </style:style>
    <style:style style:name="T63" style:family="text">
      <style:text-properties officeooo:rsid="001be30d"/>
    </style:style>
    <style:style style:name="T64" style:family="text">
      <style:text-properties officeooo:rsid="001cb5f0"/>
    </style:style>
    <style:style style:name="T65" style:family="text">
      <style:text-properties officeooo:rsid="001da1e1"/>
    </style:style>
    <style:style style:name="T66" style:family="text">
      <style:text-properties fo:font-style="normal" style:text-underline-style="none" fo:font-weight="bold" style:font-style-asian="normal" style:font-weight-asian="bold" style:font-style-complex="normal" style:font-weight-complex="bold"/>
    </style:style>
    <style:style style:name="T67" style:family="text">
      <style:text-properties fo:font-style="normal" fo:font-weight="bold" style:font-style-asian="normal" style:font-weight-asian="bold" style:font-style-complex="normal" style:font-weight-complex="bold"/>
    </style:style>
    <style:style style:name="T68" style:family="text">
      <style:text-properties officeooo:rsid="00203a99"/>
    </style:style>
    <style:style style:name="T69" style:family="text">
      <style:text-properties officeooo:rsid="00238974"/>
    </style:style>
    <style:style style:name="T70" style:family="text">
      <style:text-properties officeooo:rsid="0026838a"/>
    </style:style>
    <style:style style:name="T71" style:family="text">
      <style:text-properties officeooo:rsid="002e46d6"/>
    </style:style>
    <text:list-style style:name="L1">
      <text:list-level-style-bullet text:level="1" text:style-name="Bullet_20_Symbols" style:num-suffix="." text:bullet-char="•">
        <style:list-level-properties text:space-before="0.7945in" text:min-label-width="0.1965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style:style style:name="gr1" style:family="graphic">
      <style:graphic-properties draw:stroke="none" draw:fill="none" draw:fill-color="#ffffff" draw:auto-grow-height="false" draw:fit-to-size="shrink-to-fit" fo:min-height="4.695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Slide 1]</text:p>
      <text:p text:style-name="P12"><text:span text:style-name="T26">I. <text:s/>INTRODUCTION</text:span> <text:s/><text:span text:style-name="T1">[S</text:span><text:span text:style-name="T15">lide</text:span><text:span text:style-name="T4"> </text:span><text:span text:style-name="T5">2</text:span><text:span text:style-name="T1">]</text:span></text:p>
      <text:p text:style-name="P3"><text:span text:style-name="T19"><text:tab/>Hi folks. <text:s/>My name is Rex Bouwense. <text:s/>I have been using a Linux Operating System on my personal computers since 2008. <text:s/>I am a member of the Cochise Linux User Group (CLUG). <text:s/>We </text:span>are a volunteer organization within <text:span text:style-name="T48">Cochise County,</text:span> Arizona who are committed t<text:span text:style-name="T19">o Linux</text:span> advocacy and education. Our goal is to increase the public awareness and use of <text:span text:style-name="T48">Linux Operating Systems</text:span> and <text:span text:style-name="T48">Free and </text:span>Open Source <text:span text:style-name="T48">Software in the county. <text:s/></text:span></text:p>
      <text:p text:style-name="P3"><text:span text:style-name="T48"><text:tab/></text:span><text:span text:style-name="T4">[Slide </text:span><text:span text:style-name="T5">3</text:span><text:span text:style-name="T4">]</text:span><text:span text:style-name="T48"> <text:s/>We are going to talk about Linux, sort of an introduction to Linux. <text:s/>Most if not 100% of you sitting here are aware of and probably know how to use Microsoft Windows. <text:s/>Some of you may also be familiar with Apple's OSX. <text:s/>A few may have heard of Linux and some of the more than 350 different Linux Operating Systems. <text:s/>However, what you may not know is this. <text:s/></text:span><text:span text:style-name="T4">[Slide 4]</text:span></text:p>
      <text:p text:style-name="P13">II. <text:s/>LINUX <text:span text:style-name="T5">[Slide 5]</text:span></text:p>
      <text:p text:style-name="P2"><text:tab/><text:span text:style-name="T68">Thank you Linus Torvalds. <text:s/></text:span>What is Linux? <text:s/>Linux is an open-source computer <text:span text:style-name="T49">operating system</text:span> that offers a <text:span text:style-name="T21">free </text:span>alternative to Microsoft Windows and Apple Macintosh. <text:s/>The key word is <text:span text:style-name="T21">free</text:span>. This not only means it will cost you no money to install a Linux operating system on your computer but you will be free of all the <text:span text:style-name="T22">hindrances</text:span>, protections, secrecy, security updates and handicaps that automatically come with a <text:span text:style-name="T22">proprietary</text:span> system whose main purpose is to make a livelihood for a small <text:span text:style-name="T21">group</text:span> of people. <text:s/>Everything in Linux is open for anyone to see and change. <text:s/>This means that when <text:span text:style-name="T21">your</text:span> system misbehaves, there is a good chance that <text:span text:style-name="T21">you</text:span> can find and correct the cause. <text:s/>This means that <text:span text:style-name="T21">you</text:span> can design a file system, a desktop and a set of applications the way that <text:span text:style-name="T21">you</text:span> like. <text:s/><text:span text:style-name="T21">You</text:span> do not have to accept a single, rigid system, which is basically all that is offered by Microsoft and Macintosh. Finally, Linux works, and can be easily designed to work faster than any of the proprietary competitors!</text:p>
      <text:p text:style-name="P4"><text:tab/></text:p>
      <text:p text:style-name="P6"><text:soft-page-break/><text:span text:style-name="T6"><text:tab/>[Slide 6] </text:span><text:span text:style-name="T52"><text:s/></text:span>To make reasonable use of any computer system, a user needs to be comfortable with the files and their layout. <text:s/>So, first a few words about the <text:span text:style-name="T23">Linux File System</text:span> in general. <text:s/>The container <text:span text:style-name="T22">hierarchy</text:span> for a Linux system is different from Windows. <text:s/>Windows has the big chest, <text:span text:style-name="T21">called </text:span><text:span text:style-name="T23">Computer</text:span>, and then a <text:span text:style-name="T50">bunch</text:span> of boxes named with letters: <text:span text:style-name="T23">C, D, E</text:span>, etc, each heading up its <text:span text:style-name="T61">own hierarchy. <text:s text:c="2"/></text:span>Linux has <text:span text:style-name="T71">the</text:span> 1 big chest (<text:span text:style-name="T22">hierarchy</text:span>), called the <text:span text:style-name="T23">File System</text:span> and denoted by <text:span text:style-name="T23">/</text:span>. <text:s text:c="2"/><text:span text:style-name="T23">/</text:span> has several drawers called <text:span text:style-name="T23">directories</text:span>, each of these in turn has its own drawers (sub-directories), etc down the line. <text:s/>There is a sense to the way these directories, sub-directories, etc are named, but don't be too concerned about not being knowledgeable in this regard. <text:s/>A Linux system contains hundreds of system directories or sub-directories. <text:s/>All the directories except one, which is labeled <text:span text:style-name="T23">home</text:span> (<text:span text:style-name="T23">/home</text:span>), contain operating system files, applications, documentation, everything associated with the actual functioning <text:s/>of the computer that are <text:span text:style-name="T29">not</text:span> user related. <text:s/>These files are system-wide and apply to all users.</text:p>
      <text:p text:style-name="P2"><text:tab/>The general Linux system is designed for the most complicated scenario, namely, a computer with many users, each with his own files and privileges. <text:s/>The home directory has a folder (sub-directory) for each user of the computer, and the files in each of these sub-directories is user specific, that is, the files and sub-directories in <text:span text:style-name="T23">/home/</text:span><text:span text:style-name="T24">Current User</text:span> will only apply to the user <text:span text:style-name="T31">Current User</text:span>. These include <text:span text:style-name="T31">Current User</text:span>'s personal files (documents, music, videos, etc) and some computer-related files that will not automatically be seen when opening the directory <text:span text:style-name="T24">Current User</text:span>. <text:s/>The user-specific computer files inside <text:span text:style-name="T24">Current User</text:span> are <text:span text:style-name="T29">hidden</text:span> unless <text:span text:style-name="T31">Current User</text:span> chooses to make them visible by clicking <text:span text:style-name="T23">View</text:span> in the file browser's taskbar and checks <text:span text:style-name="T23">Show Hidden</text:span>. <text:s/>Usually these <text:span text:style-name="T29">hidden files</text:span> are configuration files associated with applications that are user-specific to <text:span text:style-name="T31">Current User</text:span>. <text:s/>Files that are hidden when initially entering (opening) a directory, regardless of the directory, begin their name with a <text:span text:style-name="T23">.</text:span> (<text:span text:style-name="T29">dot</text:span>), for example, <text:span text:style-name="T23">.local</text:span>. <text:s/><text:span text:style-name="T29">Unhidden</text:span> files can be changed to <text:span text:style-name="T29">hidden</text:span> by simply renaming them starting their name with a <text:span text:style-name="T29">dot</text:span>, for example, <text:span text:style-name="T23">xyz</text:span> can be hidden by renaming it <text:span text:style-name="T23">.xyz</text:span>.</text:p>
      <text:p text:style-name="P6"/>
      <text:p text:style-name="P6"><text:soft-page-break/><text:tab/>Every Linux system has one or more users designated a <text:span text:style-name="T29">Superuser</text:span> and named <text:span text:style-name="T29">Root</text:span>. Root has a directory called <text:span text:style-name="T23">root</text:span> in <text:span text:style-name="T23">/</text:span>. <text:s/><text:span text:style-name="T29">Root</text:span> has full access to the computer, and the <text:span text:style-name="T23">root</text:span> directory contains all the system-wide computer files. <text:s/>A word of caution is in order. <text:s/>A Linux system is designed to protect itself from ordinary users like <text:span text:style-name="T30">Current User</text:span> by greatly limiting <text:span text:style-name="T31">Current User</text:span>'s ability to alter computer folders, but has little defense against <text:span text:style-name="T29">Root-</text:span><text:span text:style-name="T30">Current User</text:span>, who can change just about anything in any directory. <text:s/>So care needs to be practiced when <text:span text:style-name="T29">Root-</text:span><text:span text:style-name="T30">Current User</text:span> is engaged in a task. <text:s/>When editing a computer file it is good practice to first back-up the original file, and second, making many simple edits and actually checking the effect of each one before making the next one, rather than making one many-sided edit and then doing a check of the effect. <text:s/>Although care must be taken when working with files as Root, a non-root user can be relaxed when investigating system-wide files. <text:s/>Most Linux computer files are text files and can be opened and read by any user with any text editor. <text:s/>Feel free to read them <text:s/>because this affords a way to learn. <text:s/>Reading is about all that can be done without becoming <text:span text:style-name="T29">Root</text:span>, and so it is hard to screw up your system. So, <text:span text:style-name="T29">right-click, open-with-any-text-editor</text:span> and read, study and learn, without anxiety! </text:p>
      <text:p text:style-name="P7"><text:span text:style-name="T2"><text:tab/>[S</text:span><text:span text:style-name="T15">lide</text:span><text:span text:style-name="T2"> </text:span><text:span text:style-name="T7">7</text:span><text:span text:style-name="T2">]</text:span><text:span text:style-name="T20"> <text:s/></text:span>For a user, the main components of an operating system are <text:span text:style-name="T70">here</text:span>: </text:p>
      <text:list xml:id="list8897581367248884885" text:style-name="L1">
        <text:list-item>
          <text:p text:style-name="P31">Web Browser</text:p>
        </text:list-item>
        <text:list-item>
          <text:p text:style-name="P31">File Browser </text:p>
        </text:list-item>
        <text:list-item>
          <text:p text:style-name="P31">Window Manager </text:p>
        </text:list-item>
        <text:list-item>
          <text:p text:style-name="P31">Desktop </text:p>
        </text:list-item>
        <text:list-item>
          <text:p text:style-name="P31">Controls </text:p>
        </text:list-item>
        <text:list-item>
          <text:p text:style-name="P28">Applications.</text:p>
        </text:list-item>
      </text:list>
      <text:p text:style-name="P11"><text:tab/></text:p>
      <text:p text:style-name="P11"/>
      <text:p text:style-name="P11"><text:soft-page-break/><text:span text:style-name="T8"><text:tab/>[Slide 8]</text:span><text:span text:style-name="T58"> <text:s/></text:span>A <text:span text:style-name="T23">web browser</text:span>, or just <text:span text:style-name="T23">browser</text:span>, is the <text:span text:style-name="T51">application that</text:span> opens the drawers of the big universal chest, the Web. <text:s/>Well known examples of web browsers are; <text:span text:style-name="T23">Internet Explorer</text:span>, exclusively for Microsoft Windows, <text:span text:style-name="T51">Safari, Apple's equivalent,</text:span> and <text:span text:style-name="T23">Firefox</text:span> and <text:span text:style-name="T23">Chromium-Browser, </text:span><text:span text:style-name="T56">both of </text:span><text:span text:style-name="T55">which are Open Source</text:span> for a variety of operating systems including most Linux systems. <text:s/>Linux distributions offer a variety of web browsers with a variety of features. <text:s/><text:span text:style-name="T57">There are probably a dozen other web browsers that are commonly in use. <text:s/>If you don't like one that is installed by default simply download another and use it. <text:s/>One of the advantages of Linux. <text:s text:c="2"/></text:span></text:p>
      <text:p text:style-name="P5"><text:span text:style-name="T57"><text:tab/></text:span><text:span text:style-name="T9">[Slide 9]</text:span><text:span text:style-name="T57"> <text:s/>The F</text:span><text:span text:style-name="T25">ile </text:span><text:span text:style-name="T28">M</text:span><text:span text:style-name="T25">anager</text:span><text:span text:style-name="T57"> or F</text:span><text:span text:style-name="T25">ile </text:span><text:span text:style-name="T28">B</text:span><text:span text:style-name="T25">rowser</text:span><text:span text:style-name="T57"> is the application that opens the drawers in your computer chest. <text:s text:c="2"/>In a Linux OS there is a file manager installed by default. <text:s/>Each has its own features. <text:s/>Among them are Nautilus, Dolphin, Thundar, and PCManFM. <text:s/></text:span></text:p>
      <text:p text:style-name="P5"><text:tab/><text:span text:style-name="T8">[Slide 10]</text:span><text:span text:style-name="T58"> <text:s/></text:span>A <text:span text:style-name="T66">Window Manager</text:span> is a system software that controls the placement and appearance of windows, that allows the user to open, close, minimize, maximize, move, resize, and keep track of running windows, including window decorators. <text:s/><text:span text:style-name="T57">Some of the Linux Window Managers are Metacity, KDE window Manager, xfcewm4, OpenBox, Compiz (the famous or infamous rotating cube).</text:span> <text:tab/></text:p>
      <text:p text:style-name="P8"><text:span text:style-name="T8"><text:tab/>[Slide 11]</text:span><text:span text:style-name="T58"> <text:s/></text:span>A <text:span text:style-name="T67">Desktop</text:span><text:span text:style-name="T26"> </text:span><text:span text:style-name="T27">Environment</text:span><text:span text:style-name="T71"> </text:span>is an additional software that includes a <text:span text:style-name="T67">Windows Manager</text:span> and add additional features like taskbars, panels, menus, application launchers, tools to configure and tweak settings and the glue that makes all these features work together. <text:s/>Windows and Mac come with pretty specific graphical interfaces (you know, the windows, the skin, the system toolbars, etc.) that aren't really built for customization. With Linux, you can fully customize not only how your desktop looks, but even its functionality, and the settings available in its preferences. The best known default Linux desktop environments are GNOME, <text:span text:style-name="T32">UNITY, </text:span>KDE, XFCE, LXDE, <text:span text:style-name="T53">ENLIGHTENMENT-MOKSHA, CINNAMON, and MATE. <text:s/></text:span><text:s/>However, there is nothing preventing a knowledgeable user from customizing virtually any compatible combination of these. </text:p>
      <text:p text:style-name="P5"><text:soft-page-break/><text:tab/><text:span text:style-name="T8">[Slide 12] <text:s/></text:span><text:span text:style-name="T38">Applications are left to the user. <text:s/>Each distribution installs some by default but if you do not like the ones that are installed you are free (</text:span><text:span text:style-name="T45">YEP</text:span><text:span text:style-name="T38">) to download and install your own and delete the one that was installed by default. <text:s/></text:span><text:span text:style-name="T44">What? <text:s/>That doesn't break the system? <text:s/>No it doesn't. </text:span><text:span text:style-name="T38"><text:s/>Some distributions come with very little installed, a prime example would be Bodhi Linux. <text:s/>You get the kernel, a web browser, a terminal (called terminology), a net work manager. And very little else. <text:s/>You download and install everything else. <text:s/>Now they give you examples of an office suite or music players </text:span><text:span text:style-name="T39">for example </text:span><text:span text:style-name="T40">and you pick and choose.</text:span><text:span text:style-name="T39"> <text:s/>Other distributions will install the whole shooting match for you </text:span><text:span text:style-name="T40">(Ubuntu for example)</text:span><text:span text:style-name="T39">. <text:s/>However, once again if you don't like what they give you. <text:s/>Download and install something else.</text:span><text:span text:style-name="T38"> </text:span></text:p>
      <text:p text:style-name="P19"><text:span text:style-name="T26">III. <text:s/>MAJOR DISTRIBUTIONS</text:span><text:span text:style-name="T54"> </text:span><text:span text:style-name="T16">[S</text:span><text:span text:style-name="T17">lide</text:span><text:span text:style-name="T16"> </text:span><text:span text:style-name="T18">13</text:span><text:span text:style-name="T16">]</text:span></text:p>
      <text:p text:style-name="P2"><text:tab/><text:span text:style-name="T20">A. <text:s/></text:span>A newcomer investigating using a Linux distribution is likely to be overwhelmed by the number of choices. I know that I was. <text:span text:style-name="T21">Distrowatch </text:span>explicitly lists the top 100 according to hits on their pages and is regularly announcing many others not even in this group. After being a regular <text:span text:style-name="T21">Linux</text:span> user and trying many of these distributions for several years, I've come to the conclusion that this apparent choice spectrum is very misleading. Most of these distributions are <text:span text:style-name="T33">derivatives</text:span> of a few main distributions. Many are hobbies of one or two people and do not really offer anything new. They are <text:span text:style-name="T21">occasionally</text:span> unreliable, and can come and go overnight. I think it is wisest <text:span text:style-name="T59">for a new Linux user </text:span>to stay with a major distribution, or a known popular close off-shoot that has a large support group and forum.</text:p>
      <text:p text:style-name="P2"><text:tab/><text:span text:style-name="T20">B. <text:s/></text:span>There are <text:span text:style-name="T62">only </text:span>about a dozen really different base distributions. Of these, I would list 6 as good choices for a newcomer or person who is mostly interested in a good end-user experience. These 6 are high in popularity, have a substantial support group, reasonably long history and deserve to be rated unique in what they offer. They are, listed <text:span text:style-name="T62">here on the left </text:span>alphabetically.</text:p>
      <text:p text:style-name="P29"><text:tab/></text:p>
      <text:p text:style-name="P11"><text:soft-page-break/><text:span text:style-name="T62"><text:tab/>C. <text:s/></text:span>Debian is the mother of most, if not all, of the Linux distributions. It offers 3 distributions, <text:span text:style-name="T35">Wheezy</text:span>, which is super stable, <text:span text:style-name="T33">Jessie</text:span>, which is testing, and Sid, which is experimental and can be unstable. <text:s/>A good offshoot of <text:span text:style-name="T71">Wheezy</text:span> is Watt-<text:span text:style-name="T71">OS</text:span>, of <text:span text:style-name="T59">Jessie</text:span> is Sparky Linux, and of Sid are Semplice and Vsido. <text:s/>These offshoots are well supported, have the best forums for getting help, and are developed by some very smart people with emphasis on the user, which means they have smoothed out some of the <text:span text:style-name="T59">Jessie</text:span> and Sid rough edges. <text:s text:c="2"/>They are very reliable, easy to set-up.</text:p>
      <text:p text:style-name="P9"><text:span text:style-name="T62"><text:tab/>D. <text:s/></text:span>Ubuntu was based on Debian, but has progressed so far that it is definitely a unique distribution by itself. It is the distribution that popularized Linux to the point it presently occupies and is probably the most used Linux distribution. <text:s text:c="2"/>Zorin is an independent excellent off-shoot that is well supported and directed to being most like Windows was.</text:p>
      <text:p text:style-name="P9"><text:tab/><text:span text:style-name="T62">E. <text:s/></text:span>Mint is Ubuntu and Debian based. <text:s/>However, it also has progressed to the point of being independent and enough different from its base to be a base itself. <text:s/></text:p>
      <text:p text:style-name="P9"><text:tab/><text:span text:style-name="T62">F. <text:s/></text:span>Mandriva does not seem to exist anymore, but its offshoots, Mageia and PCLinuxOS, are popular and thriving in their own right. </text:p>
      <text:p text:style-name="P9"><text:tab/><text:span text:style-name="T62">G. <text:s/></text:span>I have never tried Fedora <text:span text:style-name="T60">or Open SUSE, but both have a very loyal following.</text:span></text:p>
      <text:p text:style-name="P6"><text:tab/><text:span text:style-name="T62">H. <text:s/></text:span>There are a few others that deserve a categorization as independent, or not really based upon any of the above. However, they are more for the experienced Linux user, and should be treated accordingly. <text:s/>These include <text:span text:style-name="T60">the three on the right.</text:span></text:p>
      <text:p text:style-name="P26"/>
      <text:p text:style-name="P26"/>
      <text:p text:style-name="P26"/>
      <text:p text:style-name="P26"/>
      <text:p text:style-name="P26"><text:soft-page-break/>IV. <text:s/>ADVANTAGES &amp; DISADVANTAGES</text:p>
      <text:p text:style-name="P25"><text:tab/><text:span text:style-name="T63">A. <text:s/></text:span>What can you do on a computer that has a Linux Operating System installed on it? <text:s/>Anything and everything that you can do on a Microsoft Windows or Apple OSX. <text:s/><text:tab/></text:p>
      <text:p text:style-name="P27"><text:span text:style-name="T60"><text:tab/>B. <text:s/>Why should I use Linux? <text:s/></text:span><text:span text:style-name="T3">[S</text:span><text:span text:style-name="T15">lide</text:span><text:span text:style-name="T3"> </text:span><text:span text:style-name="T10">14</text:span><text:span text:style-name="T3">]</text:span><text:span text:style-name="T34"> <text:s/>It's free. <text:s/>You can customize it to your own desires. </text:span></text:p>
      <text:p text:style-name="P22">Is your system unstable? <text:s/><text:span text:style-name="T69">Linux is less resource intensive.</text:span></text:p>
      <text:p text:style-name="P22">Linux protects your computer. <text:s/><text:span text:style-name="T69">No open ports by default.</text:span></text:p>
      <text:p text:style-name="P22">Don't pay for your operating system. <text:s/><text:span text:style-name="T69">Linux is free</text:span></text:p>
      <text:p text:style-name="P22">Why copy software illegally when you can get it for free.</text:p>
      <text:p text:style-name="P22">Jump into the next generation of desktops.</text:p>
      <text:p text:style-name="P22">Does your digital life seem fragmented. <text:s/><text:span text:style-name="T65">Linux does not need to be defragged.</text:span></text:p>
      <text:p text:style-name="P22">Choose what your desktop looks like. <text:s/><text:span text:style-name="T65">Configure it to your desire.</text:span></text:p>
      <text:p text:style-name="P22">Why does your Windows get slower day after day. <text:s/><text:span text:style-name="T65">Let your old computer have a second life.</text:span></text:p>
      <text:p text:style-name="P22">Too many windows, use <text:span text:style-name="T69">separate </text:span>work spaces.</text:p>
      <text:p text:style-name="P22">Are you tired of restarting your computer all of the time. <text:s/><text:span text:style-name="T65">You only have to re-boot on a kernel upgrade.</text:span></text:p>
      <text:p text:style-name="P2"><text:span text:style-name="T3"><text:tab/></text:span><text:span text:style-name="T42">C</text:span><text:span text:style-name="T41">. </text:span><text:span text:style-name="T12"><text:s/></text:span><text:span text:style-name="T3">[S</text:span><text:span text:style-name="T15">lide</text:span><text:span text:style-name="T3"> </text:span><text:span text:style-name="T10">15</text:span><text:span text:style-name="T3">]</text:span><text:span text:style-name="T34"> <text:s/>To be fair, why you shouldn't use a Linux system. <text:s/>You can always dual boot.</text:span></text:p>
      <text:p text:style-name="P23">The few cases where you should stick to Windows (for now).</text:p>
      <text:p text:style-name="P23">There is proprietary software that you cannot live without. <text:s/><text:span text:style-name="T69">There is no Free and Open Source Software equivalent.</text:span></text:p>
      <text:p text:style-name="P23">You are a hardcore gamer. <text:s/><text:span text:style-name="T69">Although great strides have been made on the Linux side for you gamers.</text:span></text:p>
      <text:p text:style-name="P23">Your hardware is not yet supported. <text:s/><text:span text:style-name="T69">No very likely.</text:span></text:p>
      <text:p text:style-name="P24">FEAR.</text:p>
      <text:p text:style-name="P23"/>
      <text:p text:style-name="P30"><text:tab/></text:p>
      <text:p text:style-name="P18"><text:soft-page-break/><text:span text:style-name="T34"><text:tab/>D. <text:s/></text:span>What do you use a computer for? <text:s/><text:span text:style-name="T3">[S</text:span><text:span text:style-name="T15">lide</text:span><text:span text:style-name="T3"> </text:span><text:span text:style-name="T11">16</text:span><text:span text:style-name="T3">] <text:s/></text:span><text:span text:style-name="T36">I will briefly discuss these</text:span></text:p>
      <text:p text:style-name="P14"><text:span text:style-name="T36"><text:tab/><text:tab/></text:span><text:span text:style-name="T41">1. <text:s/></text:span><text:span text:style-name="T37">Surfing the net</text:span><text:span text:style-name="T36">. <text:s/></text:span><text:span text:style-name="T41">I have already discussed web browsers.</text:span></text:p>
      <text:p text:style-name="P17"><text:span text:style-name="T63"><text:tab/><text:tab/>2. <text:s/></text:span>Email/IM. <text:s/><text:span text:style-name="T63">There are at least a dozen email programs that exist. <text:s/>I have used Thunderbird for the ten years that it has been in existence. <text:s/>It is highly configurable and will draw your mail from numerous accounts to include gmail, Yahoo, and hotmail. <text:s/>Other email programs include Evolution, Claws-mail, and Sylpheed all of which I have used. <text:s/>For those of you that use an IM program, the choice is vast; Pidgin, Kopete, Empathy, Xchat, etc. <text:s/>Pick your own poison. <text:s/>Some can be used with many if not all all other programs. <text:s/>Others will only talk to others using the same program.</text:span></text:p>
      <text:p text:style-name="P15"><text:tab/><text:tab/><text:span text:style-name="T63">3. <text:s/></text:span>Word Processing. <text:s/><text:span text:style-name="T63">In Linux you can pick which Office suite or application that you want, depending upon your needs. <text:s/>A simple word processing application is Abiword which is very light. <text:s/>A simple spread sheet program is Gnumeric. <text:s/>Open Office suite (which I have been told has changed its name to Apache Office) and Libre Office are both drop in replacements for Microsoft's Office. <text:s/>There is a cost difference of $139-$219 vs free. <text:s/>The formats are different but Linux documents can be saved in Microsoft formats if necessary (for turning papers into teachers that have to use Microsoft.)</text:span><text:tab/></text:p>
      <text:p text:style-name="P16"><text:span text:style-name="T63">4. <text:s/></text:span>Photo Editing. <text:s/><text:span text:style-name="T64">Photo shop vs GIMP. <text:s/>There is a cost difference of $120-$600 (per year) vs free. <text:s/>The end result is the same. <text:s/>Your choice folks.</text:span></text:p>
      <text:p text:style-name="P1"/>
      <text:p text:style-name="P1"/>
      <text:p text:style-name="P1"/>
      <text:p text:style-name="P1"/>
      <text:p text:style-name="P1"/>
      <text:p text:style-name="P1"><text:soft-page-break/><text:span text:style-name="T26">V. <text:s/>VIRUSES/MALWARE/FIREWALL</text:span> <text:span text:style-name="T13">[Slide 17]</text:span></text:p>
      <text:p text:style-name="P2"><text:span text:style-name="T46"><text:tab/>A. <text:s/>Generally virus protection is not needed in a Linux Operating System. <text:s/>I will try this analogy. <text:s/>Linux is like a room with all the windows and doors closed and locked. <text:s/>For something to get in, someone (you) has to open one of the windows and allow it to come in. <text:s/>In Microsoft Windows there are many open windows. <text:s/>That is how they get their updates and Microsoft ensures that you have paid your money. <text:s/></text:span>Like Unix systems, Linux implements a <text:span text:style-name="T47">multi-user</text:span> environment where users are granted specific <text:span text:style-name="T47">privileges</text:span> and there is some form of access control implemented. To gain control over a Linux system or to cause any serious consequences to the system itself, the malware would have to gain root access to the system<text:bookmark text:name="cite_ref-Yeargin_2-2"/> <text:span text:style-name="T69">and that is not very likely. <text:s/>There does exist Linux anti-virus software, ClamAV for example. <text:s/>Some people do use it when they deal with a lot of Microsoft systems. <text:s/>There are roughly 50 odd Linux viruses (none active). <text:s/>Most were written for testing. <text:s/>AVG and AVAST also work well in a Linux OS, but they too only identify Microsoft viruses.</text:span></text:p>
      <text:p text:style-name="P10"><draw:frame text:anchor-type="paragraph" draw:z-index="0" draw:style-name="gr1" draw:text-style-name="P33" svg:width="9.9213in" svg:height="0.0012in" svg:x="-2.2091in" svg:y="-4.5945in"><draw:text-box><text:p/></draw:text-box></draw:frame><text:tab/><text:span text:style-name="T64">B. <text:s/>Many if not most Linux OS come with a firewall by default. <text:s/>It is not activated by default but can be very easily activated. <text:s/>I have used a Linux OS since 2008 and have never found the need to install an AV system or activate a firewall. <text:s/></text:span></text:p>
      <text:p text:style-name="P10"><text:span text:style-name="T13">[Slide 1</text:span><text:span text:style-name="T14">8</text:span><text:span text:style-name="T13">] <text:s/></text:span><text:span text:style-name="T43">If you have any questions I will attempt to answer them.</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orgia" svg:font-family="Georgia, sans-serif"/>
    <style:font-face style:name="FreeSans" svg:font-family="FreeSans" style:font-family-generic="roman"/>
    <style:font-face style:name="Lohit Hindi" svg:font-family="'Lohit Hindi'" style:font-family-generic="roman"/>
    <style:font-face style:name="FreeSans2"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1" style:display-name="Vintage~LT~Gliederung 1" style:family="paragraph" style:default-outline-level="">
      <style:paragraph-properties fo:margin-left="0in" fo:margin-right="0in" fo:margin-top="0in" fo:margin-bottom="0.1965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Vintage_7e_LT_7e_Gliederung_20_2" style:display-name="Vintage~LT~Gliederung 2" style:family="paragraph" style:parent-style-name="Vintage_7e_LT_7e_Gliederung_20_1" style:default-outline-level="">
      <style:paragraph-properties fo:margin-left="0in" fo:margin-right="0in" fo:margin-top="0in" fo:margin-bottom="0.1571in" style:contextual-spacing="false" fo:text-indent="0in" style:auto-text-indent="false"/>
      <style:text-properties fo:color="#000000" style:text-outline="false" style:text-line-through-style="none" style:text-line-through-typ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Vintage_7e_LT_7e_Gliederung_20_3" style:display-name="Vintage~LT~Gliederung 3" style:family="paragraph" style:parent-style-name="Vintage_7e_LT_7e_Gliederung_20_2" style:default-outline-level="">
      <style:paragraph-properties fo:margin-left="0in" fo:margin-right="0in" fo:margin-top="0in" fo:margin-bottom="0.1173in" style:contextual-spacing="false" fo:text-indent="0in" style:auto-text-indent="false"/>
      <style:text-properties fo:color="#000000" style:text-outline="false" style:text-line-through-style="none" style:text-line-through-typ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Vintage_7e_LT_7e_Gliederung_20_4" style:display-name="Vintage~LT~Gliederung 4" style:family="paragraph" style:parent-style-name="Vintage_7e_LT_7e_Gliederung_20_3" style:default-outline-level="">
      <style:paragraph-properties fo:margin-left="0in" fo:margin-right="0in" fo:margin-top="0in" fo:margin-bottom="0.078in" style:contextual-spacing="false" fo:text-indent="0in" style:auto-text-indent="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5" style:display-name="Vintage~LT~Gliederung 5" style:family="paragraph" style:parent-style-name="Vintage_7e_LT_7e_Gliederung_20_4" style:default-outline-level="">
      <style:paragraph-properties fo:margin-left="0in" fo:margin-right="0in" fo:margin-top="0in" fo:margin-bottom="0.039in" style:contextual-spacing="false" fo:text-indent="0in" style:auto-text-indent="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6" style:display-name="Vintage~LT~Gliederung 6" style:family="paragraph" style:parent-style-name="Vintage_7e_LT_7e_Gliederung_20_5" style:default-outline-level="">
      <style:paragraph-properties fo:margin-left="0in" fo:margin-right="0in" fo:margin-top="0in" fo:margin-bottom="0.039in" style:contextual-spacing="false" fo:text-indent="0in" style:auto-text-indent="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7" style:display-name="Vintage~LT~Gliederung 7" style:family="paragraph" style:parent-style-name="Vintage_7e_LT_7e_Gliederung_20_6" style:default-outline-level="">
      <style:paragraph-properties fo:margin-left="0in" fo:margin-right="0in" fo:margin-top="0in" fo:margin-bottom="0.039in" style:contextual-spacing="false" fo:text-indent="0in" style:auto-text-indent="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8" style:display-name="Vintage~LT~Gliederung 8" style:family="paragraph" style:parent-style-name="Vintage_7e_LT_7e_Gliederung_20_7" style:default-outline-level="">
      <style:paragraph-properties fo:margin-left="0in" fo:margin-right="0in" fo:margin-top="0in" fo:margin-bottom="0.039in" style:contextual-spacing="false" fo:text-indent="0in" style:auto-text-indent="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9" style:display-name="Vintage~LT~Gliederung 9" style:family="paragraph" style:parent-style-name="Vintage_7e_LT_7e_Gliederung_20_8" style:default-outline-level="">
      <style:paragraph-properties fo:margin-left="0in" fo:margin-right="0in" fo:margin-top="0in" fo:margin-bottom="0.039in" style:contextual-spacing="false" fo:text-indent="0in" style:auto-text-indent="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Vintage_7e_LT_7e_Titel" style:display-name="Vintag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Hindi" fo:font-family="'Lohit Hind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Vintage_7e_LT_7e_Untertitel" style:display-name="Vintag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Vintage_7e_LT_7e_Notizen" style:display-name="Vintage~LT~Notizen" style:family="paragraph" style:default-outline-level="">
      <style:paragraph-properties fo:margin-left="0.2362in" fo:margin-right="0in" fo:text-align="start"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fo:font-size="27.5pt" fo:font-style="normal" fo:text-shadow="none" style:text-underline-style="none" fo:font-weight="normal" style:letter-kerning="true" style:font-name-asian="DejaVu Sans" style:font-family-asian="'DejaVu Sans'" style:font-family-generic-asian="system" style:font-pitch-asian="variable" style:font-size-asian="27.5pt" style:font-style-asian="normal" style:font-weight-asian="normal" style:font-name-complex="Liberation Sans2" style:font-family-complex="'Liberation Sans'" style:font-family-generic-complex="system" style:font-pitch-complex="variable" style:font-size-complex="12pt" style:text-emphasize="none"/>
    </style:style>
    <style:style style:name="Vintage_7e_LT_7e_Hintergrundobjekte" style:display-name="Vintag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Vintage_7e_LT_7e_Hintergrund" style:display-name="Vintag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x Bouwense</meta:initial-creator>
    <meta:creation-date>2015-08-21T11:51:17.210746603</meta:creation-date>
    <dc:date>2015-08-23T18:54:29.401122030</dc:date>
    <dc:creator>Rex Bouwense</dc:creator>
    <meta:editing-duration>PT2H6M14S</meta:editing-duration>
    <meta:editing-cycles>16</meta:editing-cycles>
    <meta:generator>LibreOffice/4.2.8.2$Linux_x86 LibreOffice_project/420m0$Build-2</meta:generator>
    <meta:printed-by>Rex Bouwense</meta:printed-by>
    <meta:print-date>2015-08-23T14:51:52.208782583</meta:print-date>
    <meta:document-statistic meta:table-count="0" meta:image-count="0" meta:object-count="0" meta:page-count="9" meta:paragraph-count="62" meta:word-count="2649" meta:character-count="15638" meta:non-whitespace-character-count="12832"/>
  </office:meta>
</office:document-meta>
</file>